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A8919E5.png" manifest:media-type="image/png"/>
  <manifest:file-entry manifest:full-path="Pictures/1000712F00004F43000069A403A30032.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line-height="97%"/>
      <style:text-properties fo:language="en" fo:country="US"/>
    </style:style>
    <style:style style:name="P3" style:family="paragraph" style:parent-style-name="Standard">
      <style:paragraph-properties fo:line-height="110%"/>
      <style:text-properties fo:language="en" fo:country="US"/>
    </style:style>
    <style:style style:name="P4" style:family="paragraph" style:parent-style-name="Standard">
      <style:paragraph-properties fo:line-height="99%"/>
      <style:text-properties fo:language="en" fo:country="US"/>
    </style:style>
    <style:style style:name="P5" style:family="paragraph" style:parent-style-name="Standard">
      <style:paragraph-properties fo:margin-left="0pt" fo:margin-right="0pt" fo:text-indent="0pt" style:auto-text-indent="false"/>
    </style:style>
    <style:style style:name="P6" style:family="paragraph" style:parent-style-name="Standard">
      <style:paragraph-properties fo:margin-left="0pt" fo:margin-right="0pt" fo:line-height="97%" fo:text-align="start" style:justify-single-word="false" fo:text-indent="0pt" style:auto-text-indent="false"/>
    </style:style>
    <style:style style:name="P7" style:family="paragraph" style:parent-style-name="Standard">
      <style:paragraph-properties fo:margin-left="0pt" fo:margin-right="0pt" fo:line-height="102%" fo:text-align="start" style:justify-single-word="false" fo:text-indent="0pt" style:auto-text-indent="false"/>
    </style:style>
    <style:style style:name="P8" style:family="paragraph" style:parent-style-name="Standard">
      <style:paragraph-properties fo:margin-left="0pt" fo:margin-right="0pt" fo:line-height="103%" fo:text-align="start" style:justify-single-word="false" fo:text-indent="0pt" style:auto-text-indent="false"/>
    </style:style>
    <style:style style:name="P9" style:family="paragraph" style:parent-style-name="Standard">
      <style:paragraph-properties fo:margin-left="0pt" fo:margin-right="0pt" fo:text-align="start" style:justify-single-word="false" fo:text-indent="0pt" style:auto-text-indent="false"/>
    </style:style>
    <style:style style:name="P10" style:family="paragraph" style:parent-style-name="Standard">
      <style:paragraph-properties fo:margin-left="0pt" fo:margin-right="0pt" fo:text-indent="0pt" style:auto-text-indent="false"/>
      <style:text-properties fo:language="en" fo:country="US"/>
    </style:style>
    <style:style style:name="P11" style:family="paragraph" style:parent-style-name="Standard">
      <style:paragraph-properties fo:margin-left="0pt" fo:margin-right="0pt" fo:line-height="97%" fo:text-indent="0pt" style:auto-text-indent="false"/>
      <style:text-properties fo:language="en" fo:country="US"/>
    </style:style>
    <style:style style:name="P12" style:family="paragraph" style:parent-style-name="Standard">
      <style:paragraph-properties fo:margin-left="0pt" fo:margin-right="0pt" fo:line-height="110%" fo:text-indent="0pt" style:auto-text-indent="false"/>
      <style:text-properties fo:language="en" fo:country="US"/>
    </style:style>
    <style:style style:name="P13" style:family="paragraph" style:parent-style-name="ArticleHistory">
      <style:text-properties fo:language="en" fo:country="GB"/>
    </style:style>
    <style:style style:name="P14" style:family="paragraph" style:parent-style-name="ArticleContactInfo">
      <style:text-properties fo:language="en" fo:country="GB"/>
    </style:style>
    <style:style style:name="P15" style:family="paragraph" style:parent-style-name="Standard">
      <style:text-properties fo:language="en" fo:country="US"/>
    </style:style>
    <style:style style:name="P16" style:family="paragraph" style:parent-style-name="Standard">
      <style:paragraph-properties fo:line-height="110%"/>
      <style:text-properties fo:language="en" fo:country="US"/>
    </style:style>
    <style:style style:name="P17" style:family="paragraph" style:parent-style-name="ArticleAuthors" style:master-page-name="First_20_Page">
      <style:paragraph-properties style:page-number="1"/>
    </style:style>
    <style:style style:name="P18" style:family="paragraph" style:parent-style-name="H2">
      <style:text-properties fo:language="en" fo:country="US"/>
    </style:style>
    <style:style style:name="T1" style:family="text">
      <style:text-properties style:font-name="Arial" fo:font-size="10pt" fo:language="en" fo:country="GB" fo:font-weight="bold" style:font-size-asian="10pt" style:font-weight-asian="bold" style:font-name-complex="Arial1" style:font-size-complex="10pt"/>
    </style:style>
    <style:style style:name="T2" style:family="text">
      <style:text-properties style:font-name="Arial" fo:font-size="10pt" fo:language="en" fo:country="GB" style:font-size-asian="10pt" style:font-name-complex="Arial1" style:font-size-complex="10pt"/>
    </style:style>
    <style:style style:name="T3" style:family="text">
      <style:text-properties style:font-name="Arial" fo:font-size="10pt" fo:language="en" fo:country="US" style:font-size-asian="10pt" style:font-name-complex="Arial1" style:font-size-complex="10pt"/>
    </style:style>
    <style:style style:name="T4" style:family="text">
      <style:text-properties style:font-name="Arial" fo:font-size="10pt" fo:language="en" fo:country="US" fo:font-weight="bold" officeooo:rsid="000b6c8f" style:font-size-asian="10pt" style:font-weight-asian="bold" style:font-name-complex="Arial1" style:font-size-complex="10pt"/>
    </style:style>
    <style:style style:name="T5" style:family="text">
      <style:text-properties fo:language="en" fo:country="US"/>
    </style:style>
    <style:style style:name="T6" style:family="text">
      <style:text-properties fo:language="en" fo:country="US" style:language-asian="nb" style:country-asian="NO"/>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style-complex="italic"/>
    </style:style>
    <style:style style:name="T9" style:family="text">
      <style:text-properties fo:language="nn" fo:country="NO"/>
    </style:style>
    <style:style style:name="T10" style:family="text">
      <style:text-properties fo:language="nn" fo:country="NO" fo:font-style="italic" style:font-style-asian="italic"/>
    </style:style>
    <style:style style:name="T11" style:family="text">
      <style:text-properties fo:language="en" fo:country="GB"/>
    </style:style>
    <style:style style:name="T12" style:family="text">
      <style:text-properties style:language-asian="nb" style:country-asian="NO"/>
    </style:style>
    <style:style style:name="T13" style:family="text">
      <style:text-properties fo:font-style="italic" style:font-style-asian="italic"/>
    </style:style>
    <style:style style:name="fr1" style:family="graphic" style:parent-style-name="Frame">
      <style:graphic-properties fo:margin-left="9.01pt" fo:margin-right="9.01pt" fo:margin-top="0pt" fo:margin-bottom="0pt" style:run-through="foreground" style:wrap="parallel" style:number-wrapped-paragraphs="no-limit" style:vertical-pos="from-top" style:vertical-rel="page" style:horizontal-pos="from-left" style:horizontal-rel="page" draw:fill="none" fo:padding-left="7.2pt" fo:padding-right="7.2pt" fo:padding-top="3.6pt" fo:padding-bottom="3.6pt" fo:border="0.06pt solid #000000" draw:textarea-vertical-align="top"/>
    </style:style>
    <style:style style:name="fr2" style:family="graphic" style:parent-style-name="Graphics">
      <style:graphic-properties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ntact" text:anchor-type="page" text:anchor-page-number="1" svg:x="351.61pt" svg:y="155.25pt" svg:width="243.41pt" svg:height="89.35pt" draw:z-index="1">
        <draw:text-box>
          <text:p text:style-name="P14">Lawrence P. Casalino, Division of Health Policy and Economics, Cornell Weill Medical College</text:p>
          <text:p text:style-name="P14">Francis J. Crosson, American Medical Association</text:p>
          <text:p text:style-name="ArticleContactInfo"><text:span text:style-name="T11">Contact: Lawrence P. Casalino, Division of Health Policy and Economics, Cornell Weill Medical College, </text:span><text:span text:style-name="T5">1300 York Avenue New York, NY 10065, USA </text:span><text:a xlink:type="simple" xlink:href="mailto:lac2021@med.conell.edu" text:style-name="Internet_20_link" text:visited-style-name="Visited_20_Internet_20_Link">lac2021@</text:a><text:a xlink:type="simple" xlink:href="mailto:lac2021@med.conell.edu" text:style-name="Internet_20_link" text:visited-style-name="Visited_20_Internet_20_Link">med.conell.edu</text:a></text:p>
        </draw:text-box>
      </draw:frame>
      <draw:frame draw:style-name="fr1" draw:name="history" text:anchor-type="page" text:anchor-page-number="1" svg:x="495.21pt" svg:y="244.54pt" svg:width="99.81pt" svg:height="34.3pt" draw:z-index="0">
        <draw:text-box>
          <text:p text:style-name="P13">Received: 3 Aug 2014</text:p>
          <text:p text:style-name="P13">Accepted: 17 Feb 2015</text:p>
        </draw:text-box>
      </draw:frame>
      <text:p text:style-name="P17">Lawrence P. Casalino and Francis J. Crosson</text:p>
      <text:p text:style-name="ArticleIdentifiers">ISSN: 1893-1049<text:tab/>Volume 5, No 1 (2015)<text:tab/> http://dx.doi.org/10.7577/pp.954</text:p>
      <text:h text:style-name="H1-ArticleTitle" text:outline-level="1">Physician Satisfaction and Physician Well-Being: Should Anyone Care?</text:h>
      <text:p text:style-name="ArticleAbstract"><text:span text:style-name="T1">Abstract:</text:span><text:span text:style-name="T2"> </text:span><text:span text:style-name="T3">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p>
      <text:p text:style-name="ArticleKeywords"><text:span text:style-name="T4">Keywords:</text:span><text:span text:style-name="T3"> physician satisfaction, physician dissatisfaction, quality of care, physician well-being, physician burnout</text:span></text:p>
      <text:p text:style-name="P5"><text:span text:style-name="T5">It seems</text:span><text:span text:style-name="T6">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P1">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p>
      <text:h text:style-name="H2" text:outline-level="2">Model of the effects of physician dissatisfaction</text:h>
      <text:p text:style-name="P11">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possible effects; we discuss research evidence relevant to the components of this model in the “Evidence” section of this paper, below.</text:p>
      <text:p text:style-name="P2"><text:soft-page-break/>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p>
      <text:p text:style-name="P2">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p>
      <text:p text:style-name="P2">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p>
      <text:p text:style-name="P2">Related, quite similar models have been published (Firth-Cozens, 2001; Wallace, Lemaire, &amp; Ghali, 2009; Williams &amp; Skinner, 2003), though they do not explicitly distinguish between physician dissatisfaction and physician well-being.</text:p>
      <text:p text:style-name="P2">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p>
      <text:h text:style-name="H2" text:outline-level="2">Physician dissatisfaction, physician well-being, and physician professionalism</text:h>
      <text:p text:style-name="P12">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essence, nor as a self-serving myth, but as a vital but variable reality—something that is vital for the well-being of patients but varies depending on the individual physician and the environment in which the physician works.</text:p>
      <text:p text:style-name="P3"><text:soft-page-break/>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p>
      <text:p text:style-name="P3">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p>
      <text:p text:style-name="P3">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p>
      <text:h text:style-name="H2" text:outline-level="2">Evidence of the consequences of physician dissatisfaction and low physician well-being</text:h>
      <text:p text:style-name="P10">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p>
      <text:h text:style-name="H3" text:outline-level="3">Physician well-being</text:h>
      <text:p text:style-name="P10">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 though most studies do not evaluate the relationship between dissatisfaction and burnout or depression.</text:p>
      <text:p text:style-name="Standard"><text:span text:style-name="T5">The high frequency of physician burnout contrasts sharply with the high percentage of physicians in the </text:span><text:soft-page-break/><text:span text:style-name="T5">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H3" text:outline-level="3">Physician turn-over and physicians leaving the practice of medicine</text:h>
      <text:p text:style-name="P10">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p>
      <text:h text:style-name="H3" text:outline-level="3">Physician professionalism</text:h>
      <text:p text:style-name="P10">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p>
      <text:h text:style-name="H3" text:outline-level="3">Patient satisfaction</text:h>
      <text:p text:style-name="P10">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p>
      <text:p text:style-name="P1">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p>
      <text:p text:style-name="P1">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Halbesleben &amp; Rathert, 2008).</text:p>
      <text:h text:style-name="H3" text:outline-level="3"><text:soft-page-break/>Patient adherence to physician recommendations</text:h>
      <text:p text:style-name="P10">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p>
      <text:h text:style-name="H3" text:outline-level="3">Prescribing medications and referring patients to specialists</text:h>
      <text:p text:style-name="P10">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p>
      <text:p text:style-name="P1">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p>
      <text:p text:style-name="P1">In a 2003 cross-sectional study of 220 primary care physicians performed in Barcelona in 2000, physicians classified as burned out, using the Maslach Burnout Inventory, generated significantly higher pharmaceutical costs of prescribing (Cebria, Sobreques, Rodriguez, &amp; Segura, 2003).</text:p>
      <text:p text:style-name="P1">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p>
      <text:h text:style-name="H3" text:outline-level="3">Quality of care</text:h>
      <text:p text:style-name="P10">Direct evidence of the relationship between physician satisfaction and the quality of care is relatively scarce and shows mixed results. The difficulty of measuring the quality of care, particularly with small sample sizes, may contribute to these results.</text:p>
      <text:p text:style-name="P1">Dissatisfied physicians generally report dissatisfaction with the quality of care they feel able to provide, and vice-versa (Friedberg et al., 2013; Tyssen, Palmer, Solberg, Voltmer, &amp; Frank, 2013).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specialists (DeVoe, Fryer Jr, Hargraves, Phillips, &amp; Green, 2002). It is not surprising that physicians who are dissatisfied with their work also report being <text:soft-page-break/>dissatisfied with specific aspects of their work (e.g. the ability to provide high quality care), so the direction of causality is not clear.</text:p>
      <text:p text:style-name="P1">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p>
      <text:p text:style-name="P1">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p>
      <text:p text:style-name="P1">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p>
      <text:p text:style-name="P1">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p>
      <text:p text:style-name="P1">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p>
      <text:h text:style-name="H2" text:outline-level="2">Discussion and suggestions for further research</text:h>
      <text:p text:style-name="P5"><text:span text:style-name="T5">Anecdotal reports suggest an increase in physician burn</text:span><text:bookmark text:name="_GoBack"/><text:span text:style-name="T5">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P1">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27% reported feeling burned out, showed that this in fact does occur (Friedberg et al., 2013). It would be useful to have studies that provide information on the relationship <text:soft-page-break/>between satisfaction and burnout.</text:p>
      <text:p text:style-name="P1">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p>
      <text:p text:style-name="P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p>
      <text:p text:style-name="P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p>
      <text:p text:style-name="P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p>
      <text:p text:style-name="P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p>
      <text:p text:style-name="P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analyses that compare patient satisfaction, patient adherence, and the <text:soft-page-break/>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p>
      <text:p text:style-name="FigLabelCaptionGraphic"><draw:frame draw:style-name="fr2" draw:name="Image1" text:anchor-type="paragraph" svg:width="499.01pt" svg:height="665.01pt" draw:z-index="2"><draw:image xlink:href="Pictures/1000712F00004F43000069A403A30032.svg" xlink:type="simple" xlink:show="embed" xlink:actuate="onLoad"/><draw:image xlink:href="Pictures/1000020100000265000003302A8919E5.png" xlink:type="simple" xlink:show="embed" xlink:actuate="onLoad"/></draw:frame>Figure 1: Model of the potential impacts of physician dissatistfaction</text:p>
      <text:h text:style-name="P18" text:outline-level="2"><text:soft-page-break/><text:span text:style-name="T12">References</text:span></text:h>
      <text:p text:style-name="P6"><text:bookmark-start text:name="_ENREF_1"/><text:span text:style-name="T5">Arrow, K. (1963). Uncertainty and the Welfare Economics of Medical Care. </text:span><text:span text:style-name="T8">The American Economic Review</text:span><text:span text:style-name="T7">, 53</text:span><text:span text:style-name="T5">(5), 941-969.</text:span><text:bookmark-end text:name="_ENREF_1"/></text:p>
      <text:p text:style-name="P6"><text:bookmark-start text:name="_ENREF_2"/><text:span text:style-name="T5">Barondess, J. A. (2003). Medicine and professionalism. </text:span><text:span text:style-name="T7">Archives Internal Medicine,163</text:span><text:span text:style-name="T5">(2), 145-149. </text:span><text:bookmark-end text:name="_ENREF_2"/><text:a xlink:type="simple" xlink:href="http://dx.doi.org/10.1001/archinte.163.2.145" text:style-name="Internet_20_link" text:visited-style-name="Visited_20_Internet_20_Link">http://dx.doi.org/10.1001/archinte.163.2.145</text:a></text:p>
      <text:p text:style-name="P6"><text:bookmark-start text:name="_ENREF_3"/>Berenson, R. A., &amp; Kaye, D. R. (2013). <text:span text:style-name="T5">Grading a physician's value—the misapplication of performance measurement. </text:span><text:span text:style-name="T7">New England Journal of Medicine, 369</text:span><text:span text:style-name="T5">(22), 2079-2081.</text:span><text:bookmark-end text:name="_ENREF_3"/><text:bookmark-start text:name="_ENREF_4"/><text:span text:style-name="T5"> </text:span><text:a xlink:type="simple" xlink:href="http://dx.doi.org/10.1056/NEJMp1312287" text:style-name="Internet_20_link" text:visited-style-name="Visited_20_Internet_20_Link">http://dx.doi.org/10.1056/NEJMp1312287</text:a></text:p>
      <text:p text:style-name="P6"><text:span text:style-name="T5">Blumenthal, D. (2011). Wiring the Health System: Origins and Provisions of a New Federal Program. </text:span><text:span text:style-name="T7">New England Journal of Medicine, 365</text:span><text:span text:style-name="T5">(24), 2323-2329. </text:span><text:bookmark-end text:name="_ENREF_4"/><text:a xlink:type="simple" xlink:href="http://dx.doi.org/10.1056/NEJMsr1110507" text:style-name="Internet_20_link" text:visited-style-name="Visited_20_Internet_20_Link">http://dx.doi.org/10.1056/NEJMsr1110507</text:a></text:p>
      <text:p text:style-name="P6"><text:bookmark-start text:name="_ENREF_5"/><text:span text:style-name="T5">Buchbinder, S. B., Wilson, M., Melick, C. F., &amp; Powe, N. R. (2001). Primary care physician job satisfaction and turnover. </text:span><text:span text:style-name="T7">The American Journal of Managed Care, 7</text:span><text:span text:style-name="T5">(7), 701-713.</text:span><text:bookmark-end text:name="_ENREF_5"/></text:p>
      <text:p text:style-name="P6"><text:bookmark-start text:name="_ENREF_6"/><text:span text:style-name="T5">Campbell, D. A., Jr., Sonnad, S. S., Eckhauser, F. E., Campbell, K. K., &amp; Greenfield, L. J. (2001). Burnout among American surgeons. </text:span><text:span text:style-name="T7">Surgery, 130</text:span><text:span text:style-name="T5">(4), 696-702. </text:span><text:bookmark-end text:name="_ENREF_6"/><text:bookmark-start text:name="_ENREF_7"/><text:a xlink:type="simple" xlink:href="http://dx.doi.org/10.1056/NEJM199910073411511" text:style-name="Internet_20_link" text:visited-style-name="Visited_20_Internet_20_Link">http://dx.doi.org/10.1056/NEJM199910073411511</text:a></text:p>
      <text:p text:style-name="P6"><text:span text:style-name="T5">Casalino, L. P. (1999). Unintended consequences of measuring quality on the quality of medical care. </text:span><text:span text:style-name="T7">New England Journal of Medicine, 341</text:span><text:span text:style-name="T5">(15), 1147-</text:span>1150. <text:bookmark-end text:name="_ENREF_7"/><text:a xlink:type="simple" xlink:href="http://dx.doi.org/10.1056/NEJM199910073411511" text:style-name="Internet_20_link" text:visited-style-name="Visited_20_Internet_20_Link">http://dx.doi.org/10.1056/NEJM199910073411511</text:a></text:p>
      <text:p text:style-name="P6"><text:bookmark-start text:name="_ENREF_9"/>Casalino, L. P., Alexander, G. C., Jin, L., &amp; Konetzka, R. T. (2007). <text:span text:style-name="T5">General internists’ views on pay-for-performance and public reporting of quality scores: a national survey. </text:span><text:span text:style-name="T8">Health Affairs</text:span><text:span text:style-name="T5">, </text:span><text:span text:style-name="T8">26</text:span><text:span text:style-name="T5">(2), 492-499. </text:span><text:a xlink:type="simple" xlink:href="http://dx.doi.org/10.1377/hlthaff.26.2.492" text:style-name="Internet_20_link" text:visited-style-name="Visited_20_Internet_20_Link">http://dx.doi.org/10.1377/hlthaff.26.2.492</text:a></text:p>
      <text:p text:style-name="P6"><text:span text:style-name="T5">Cebria, J., Sobreques, J., Rodriguez, C., &amp; Segura, J. (2003). </text:span><text:bookmark-end text:name="_ENREF_9"/><text:bookmark-start text:name="_ENREF_10"/><text:span text:style-name="T5">Influence of burnout on pharmaceutical expediture among primary care physicians. </text:span><text:span text:style-name="T8">Gaceta Sanitaria</text:span><text:span text:style-name="T5">, </text:span><text:span text:style-name="T8">17</text:span><text:span text:style-name="T5">(6), 483-489.</text:span></text:p>
      <text:p text:style-name="P6"><text:span text:style-name="T5">Christopher, A. S., Smith, C. S., Tivis, R., &amp; Wilper, A. P. (2014). Trends in United States physician work hours and career satisfaction. </text:span><text:bookmark-end text:name="_ENREF_10"/><text:bookmark-start text:name="_ENREF_11"/><text:span text:style-name="T8">The American Journal of Medicine</text:span><text:span text:style-name="T5">, 127(7),674-680. </text:span><text:a xlink:type="simple" xlink:href="http://dx.doi.org/10.1016/j.amjmed.2014.03.033" text:style-name="Internet_20_link" text:visited-style-name="Visited_20_Internet_20_Link">http://dx.doi.org/10.1016/j.amjmed.2014.03.033</text:a></text:p>
      <text:p text:style-name="P6"><text:span text:style-name="T5">DeVoe, J., Fryer Jr, G. E., Hargraves, J. L., Phillips, R. L., &amp; Green, L. A. (2002). Does career dissatisfaction affect the ability of family physicians to deliver high-quality patient care? </text:span><text:span text:style-name="T7">The Journal of Family Practice, 51</text:span><text:span text:style-name="T5">(3), 223-228.</text:span><text:bookmark-end text:name="_ENREF_11"/></text:p>
      <text:p text:style-name="P6"><text:bookmark-start text:name="_ENREF_12"/><text:span text:style-name="T5">DiMatteo, M. R., Sherbourne, C. D., Hays, R. D., Ordway, L., Kravitz, R. L., McGlynn, E. A., . . . Rogers, W. H. (1993). Physicians' characteristics influence patients' adherence to medical treatment: results from the Medical Outcomes Study. </text:span><text:span text:style-name="T7">Health Psychology, 12</text:span><text:span text:style-name="T5">(2), 93-102.</text:span><text:bookmark-end text:name="_ENREF_12"/><text:span text:style-name="T5"> </text:span><text:a xlink:type="simple" xlink:href="http://dx.doi.org/10.1037/0278-6133.12.2.93" text:style-name="Internet_20_link" text:visited-style-name="Visited_20_Internet_20_Link">http://dx.doi.org/10.1037/0278-6133.12.2.93</text:a></text:p>
      <text:p text:style-name="P6"><text:bookmark-start text:name="_ENREF_13"/><text:span text:style-name="T5">Dyrbye, L. N., Massie, F. S., Jr., Eacker, A., Harper, W., Power, D., Durning, S. J., . . . Shanafelt, T. D. (2010). Relationship between burnout and professional conduct and attitudes among US medical students. </text:span><text:span text:style-name="T10">Jama, 304</text:span><text:span text:style-name="T9">(11), 1173-1180.</text:span><text:bookmark-end text:name="_ENREF_13"/><text:bookmark-start text:name="_ENREF_14"/><text:span text:style-name="T9"> </text:span><text:a xlink:type="simple" xlink:href="http://dx.doi.org/10.1001/jama.2010.1318" text:style-name="Internet_20_link" text:visited-style-name="Visited_20_Internet_20_Link">http://dx.doi.org/10.1001/jama.2010.1318</text:a></text:p>
      <text:p text:style-name="P6"><text:span text:style-name="T5">Fahrenkopf, A. M., Sectish, T. C., Barger, L. K., Sharek, P. J., Lewin, D., Chiang, </text:span><text:span text:style-name="T9">V. W., . . . Landrigan, C. P. (2008). </text:span><text:span text:style-name="T5">Rates of medication errors among depressed and burnt out residents: prospective cohort study. </text:span><text:span text:style-name="T10">BMJ, 336</text:span><text:span text:style-name="T9">(7642), 488-491. </text:span><text:bookmark-end text:name="_ENREF_14"/><text:bookmark-start text:name="_ENREF_15"/><text:a xlink:type="simple" xlink:href="http://dx.doi.org/10.1136/bmj.39469.763218.BE" text:style-name="Internet_20_link" text:visited-style-name="Visited_20_Internet_20_Link">http://dx.doi.org/10.1136/bmj.39469.763218.BE</text:a></text:p>
      <text:p text:style-name="P6"><text:span text:style-name="T5">Firth-Cozens, J. (2001). Interventions to improve physicians' well-being and patient care. </text:span><text:span text:style-name="T8">Social Science &amp; Medicine</text:span><text:span text:style-name="T7">, 52</text:span><text:span text:style-name="T5">(2), 215-222. </text:span><text:bookmark-end text:name="_ENREF_15"/><text:a xlink:type="simple" xlink:href="http://dx.doi.org/10.1016/S0277-9536(00)00221-5" text:style-name="Internet_20_link" text:visited-style-name="Visited_20_Internet_20_Link">http://dx.doi.org/10.1016/S0277-9536(00)00221-5</text:a></text:p>
      <text:p text:style-name="P6"><text:bookmark-start text:name="_ENREF_16"/><text:span text:style-name="T5">Firth-Cozens, J., &amp; Greenhalgh, J. (1997). Doctors' perceptions of the links between stress and lowered clinical care. </text:span><text:span text:style-name="T8">Social Science &amp; Medicine</text:span><text:span text:style-name="T7">, 44</text:span><text:span text:style-name="T5">(7), 1017-1022. </text:span><text:bookmark-end text:name="_ENREF_16"/><text:a xlink:type="simple" xlink:href="http://dx.doi.org/10.1016/S0277-9536%2896%2900227-4" text:style-name="Internet_20_link" text:visited-style-name="Visited_20_Internet_20_Link">http://dx.doi.org/10.1016/S0277-</text:a><text:soft-page-break/><text:a xlink:type="simple" xlink:href="http://dx.doi.org/10.1016/S0277-9536%2896%2900227-4" text:style-name="Internet_20_link" text:visited-style-name="Visited_20_Internet_20_Link">9536(96)00227-4</text:a></text:p>
      <text:p text:style-name="P6"><text:bookmark-start text:name="_ENREF_17"/><text:span text:style-name="T5">Friedberg, M.W., Chen, P.G., Van Busem, K.R., Aunon, F.M., Pham, C, Caloyeras, J.P., . . . Tutty, M. (2013). </text:span><text:span text:style-name="T7">Factors Affecting Physician Professional Satisfaction and Their Implications for Patient Care, Health Systems, and Health Policy</text:span><text:span text:style-name="T5">. Boston, MA: The RAND Corporation.</text:span><text:bookmark-end text:name="_ENREF_17"/></text:p>
      <text:p text:style-name="P7"><text:bookmark-start text:name="_ENREF_18"/><text:span text:style-name="T5">Goitein, L. (2014). Physician well-being: Addressing downstream effects, but looking upstream. </text:span><text:span text:style-name="T7">JAMA Internal Medicine, 174</text:span><text:span text:style-name="T5">(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P7"><text:span text:style-name="T5">Grembowski, D., Paschane, D., Diehr, P., Katon, W., Martin, D., &amp; Patrick, D. L. (2005). Managed care, physician job satisfaction, and the quality of primary care. </text:span><text:span text:style-name="T8">Journal of General Internal Medicine</text:span><text:span text:style-name="T7">, 20</text:span><text:span text:style-name="T5">(3), 271-277. </text:span><text:bookmark-end text:name="_ENREF_19"/><text:a xlink:type="simple" xlink:href="http://dx.doi.org/10.1111/j.1525-1497.2005.32127.x" text:style-name="Internet_20_link" text:visited-style-name="Visited_20_Internet_20_Link">http://dx.doi.org/10.1111/j.1525-1497.2005.32127.x</text:a></text:p>
      <text:p text:style-name="P7"><text:bookmark-start text:name="_ENREF_20"/><text:span text:style-name="T5">Grol, R., Mokkink, H., Smits, A., van Eijk, J., Beek, M., Mesker, P., &amp; Mesker-Niesten, J. (1985). Work satisfaction of general practitioners and the quality of patient care. </text:span><text:span text:style-name="T7">The Journal of Family Practice, 2</text:span><text:span text:style-name="T5">(3), 128-135. </text:span><text:bookmark-end text:name="_ENREF_20"/><text:a xlink:type="simple" xlink:href="http://dx.doi.org/10.1093/fampra/2.3.128" text:style-name="Internet_20_link" text:visited-style-name="Visited_20_Internet_20_Link">http://dx.doi.org/10.1093/fampra/2.3.128</text:a></text:p>
      <text:p text:style-name="P7"><text:bookmark-start text:name="_ENREF_21"/><text:span text:style-name="T5">Halbesleben, J. R., &amp; Rathert, C. (2008). Linking physician burnout and patient outcomes: exploring the dyadic relationship between physicians and patients. </text:span><text:span text:style-name="T7">Health Care Management Review, 33</text:span><text:span text:style-name="T5">(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P7"><text:span text:style-name="T5">Hem, E., Haldorsen, T., Aasland, O. G., Tyssen, R., Vaglum, P., &amp; Ekeberg, O. (2005). Suicide among physicians. The </text:span><text:span text:style-name="T7">American Journal of Psychiatry, 162</text:span><text:span text:style-name="T5">(11), 2199-2200. </text:span><text:bookmark-end text:name="_ENREF_22"/><text:bookmark-start text:name="_ENREF_23"/><text:a xlink:type="simple" xlink:href="http://dx.doi.org/10.1176/appi.ajp.162.11.2199-a" text:style-name="Internet_20_link" text:visited-style-name="Visited_20_Internet_20_Link">http://dx.doi.org/10.1176/appi.ajp.162.11.2199-a</text:a></text:p>
      <text:p text:style-name="P7"><text:span text:style-name="T5">Keeton, K., Fenner, D. E., Johnson, T. R., &amp; Hayward, R. A. (2007). Predictors of physician career satisfaction, work-life balance, and burnout. </text:span><text:span text:style-name="T7">Obstetrics Gynecology, 109</text:span><text:span text:style-name="T5">(4), 949-955. </text:span><text:bookmark-end text:name="_ENREF_23"/><text:a xlink:type="simple" xlink:href="http://dx.doi.org/10.1097/01.AOG.0000258299.45979.37" text:style-name="Internet_20_link" text:visited-style-name="Visited_20_Internet_20_Link">http://dx.doi.org/10.1097/01.AOG.0000258299.45979.37</text:a></text:p>
      <text:p text:style-name="P7"><text:bookmark-start text:name="_ENREF_24"/><text:span text:style-name="T5">Kravitz, R. L. (2012). Physician job satisfaction as a public health issue. </text:span><text:span text:style-name="T7">Israel Journal of Health Policy Research, 1</text:span><text:span text:style-name="T5">(1), 51.</text:span><text:bookmark-end text:name="_ENREF_24"/><text:span text:style-name="T5"> </text:span><text:bookmark-start text:name="_ENREF_25"/><text:a xlink:type="simple" xlink:href="http://dx.doi.org/10.1186/2045-4015-1-51" text:style-name="Internet_20_link" text:visited-style-name="Visited_20_Internet_20_Link">http://dx.doi.org/10.1186/2045-4015-1-51</text:a></text:p>
      <text:p text:style-name="P7"><text:span text:style-name="T5">Kushnir, T., Greenberg, D., Madjar, N., Hadari, I., Yermiahu, Y., &amp; Bachner, Y. G. (2014). Is burnout associated with referral rates among primary care physicians in community clinics? </text:span><text:span text:style-name="T7">The Journal of Family Practice, 31</text:span><text:span text:style-name="T5">(1), 44-50. </text:span><text:bookmark-end text:name="_ENREF_25"/><text:bookmark-start text:name="_ENREF_26"/><text:a xlink:type="simple" xlink:href="http://dx.doi.org/10.1093/fampra/cmt060" text:style-name="Internet_20_link" text:visited-style-name="Visited_20_Internet_20_Link">http://dx.doi.org/10.1093/fampra/cmt060</text:a></text:p>
      <text:p text:style-name="P7"><text:span text:style-name="T5">Landon, B. E., Reschovsky, J. D., Pham, H. H., &amp; Blumenthal, D. (2006). Leaving medicine: the consequences of physician dissatisfaction. </text:span><text:span text:style-name="T7">Medical Care, 44</text:span><text:span text:style-name="T5">(3), 234-242. </text:span><text:bookmark-end text:name="_ENREF_26"/><text:a xlink:type="simple" xlink:href="http://dx.doi.org/10.1097/01.mlr.0000199848.17133.9b" text:style-name="Internet_20_link" text:visited-style-name="Visited_20_Internet_20_Link">http://dx.doi.org/10.1097/01.mlr.0000199848.17133.9b</text:a></text:p>
      <text:p text:style-name="P7"><text:bookmark-start text:name="_ENREF_27"/><text:span text:style-name="T5">Larson, M. (1977). </text:span><text:span text:style-name="T7">The Rise of Professionalism: A Sociological Analysis</text:span><text:span text:style-name="T5">. Berkeley, CA: University of California Press.</text:span><text:bookmark-end text:name="_ENREF_27"/></text:p>
      <text:p text:style-name="P7"><text:bookmark-start text:name="_ENREF_28"/><text:span text:style-name="T5">Linn, L. S., Brook, R. H., Clark, V. A., Davies, A. R., Fink, A., &amp; Kosecoff, J. (1985). Physician and patient satisfaction as factors related to the organization of internal medicine group practices. </text:span><text:span text:style-name="T7">Medical Care, 23</text:span><text:span text:style-name="T5">(10), 1171-1178. </text:span><text:bookmark-end text:name="_ENREF_28"/><text:a xlink:type="simple" xlink:href="http://dx.doi.org/10.1097/00005650-198510000-00006" text:style-name="Internet_20_link" text:visited-style-name="Visited_20_Internet_20_Link">http://dx.doi.org/10.1097/00005650-198510000-00006</text:a></text:p>
      <text:p text:style-name="P7"><text:bookmark-start text:name="_ENREF_30"/><text:span text:style-name="T5">Linzer, M., Manwell, L. B., Williams, E. S., Bobula, J. A., Brown, R. L., Varkey, A.B., ... &amp; Schwartz, M. D. (2009). Working conditions in primary care: physician reactions and care quality. </text:span><text:span text:style-name="T8">Annals of internal medicine</text:span><text:span text:style-name="T5">, </text:span><text:span text:style-name="T8">151</text:span><text:span text:style-name="T5">(1), 28-36. </text:span><text:a xlink:type="simple" xlink:href="http://dx.doi.org/10.7326/0003-4819-151-1-200907070-00006" text:style-name="Internet_20_link" text:visited-style-name="Visited_20_Internet_20_Link">http://dx.doi.org/10.7326/0003-4819-151-1-200907070-00006</text:a></text:p>
      <text:p text:style-name="P7"><text:span text:style-name="T5">Medical Professionalism Project. (2002). Medical Professionalism in the New Millennium: A Physician Charter. </text:span><text:span text:style-name="T7">Annals of Internal Medicine, 136</text:span><text:span text:style-name="T5">(3), 243-246. </text:span><text:bookmark-end text:name="_ENREF_30"/><text:a xlink:type="simple" xlink:href="http://dx.doi.org/10.7326/0003-4819-136-3-200202050-00012" text:style-name="Internet_20_link" text:visited-style-name="Visited_20_Internet_20_Link">http://dx.doi.org/10.7326/0003-4819-136-3-200202050-00012</text:a></text:p>
      <text:p text:style-name="P7"><text:bookmark-start text:name="_ENREF_32"/><text:span text:style-name="T5">Melville, A. (1980). Job satisfaction in general practice implications for prescribe ing. </text:span><text:span text:style-name="T8">Social Science &amp; Medicine. Part A: Medical Psychology &amp; Medical Sociology</text:span><text:span text:style-name="T5">, </text:span><text:span text:style-name="T8">14</text:span><text:span text:style-name="T5">(6), 495-499. </text:span><text:a xlink:type="simple" xlink:href="http://dx.doi.org/10.1016/S0271-7123%2880%2980055-1" text:style-name="Internet_20_link" text:visited-style-name="Visited_20_Internet_20_Link">http://dx.doi.org/10.1016/S0271-7123(80)80055-1</text:a></text:p>
      <text:p text:style-name="P7"><text:soft-page-break/><text:span text:style-name="T5">Shanafelt, T. D., Balch, C. M., Bechamps, G., Russell, T., Dyrbye, L., Satele, D., . . . Freischlag, J. (2010). Burnout and medical errors among American<text:tab/> surgeons. </text:span><text:span text:style-name="T7">Annals of Surgery, 251</text:span><text:span text:style-name="T5">(6), 995-1000.</text:span><text:bookmark-end text:name="_ENREF_32"/><text:bookmark-start text:name="_ENREF_33"/><text:span text:style-name="T5"> </text:span><text:a xlink:type="simple" xlink:href="http://dx.doi.org/10.1097/SLA.0b013e3181bfdab3" text:style-name="Internet_20_link" text:visited-style-name="Visited_20_Internet_20_Link">http://dx.doi.org/10.1097/SLA.0b013e3181bfdab3</text:a></text:p>
      <text:p text:style-name="P7"><text:span text:style-name="T5">Sibbald, B., Bojke, C., &amp; Gravelle, H. (2003). National survey of job satisfaction and retirement intentions among general practitioners in England. </text:span><text:span text:style-name="T7">BMJ, 326</text:span><text:span text:style-name="T5">(7379), 22. </text:span><text:bookmark-end text:name="_ENREF_33"/><text:a xlink:type="simple" xlink:href="http://dx.doi.org/10.1136/bmj.326.7379.22" text:style-name="Internet_20_link" text:visited-style-name="Visited_20_Internet_20_Link">http://dx.doi.org/10.1136/bmj.326.7379.22</text:a></text:p>
      <text:p text:style-name="P8"><text:bookmark-start text:name="_ENREF_34"/>Tyssen, R., Palmer, K. S., Solberg, I. B., Voltmer, E., &amp; Frank, E. (2013). <text:span text:style-name="T5">Physicians' perceptions of quality of care, professional autonomy, and job satisfaction in Canada, Norway, and the United States. </text:span><text:span text:style-name="T8">BMC health services research</text:span><text:span text:style-name="T7">, 13</text:span><text:span text:style-name="T5">,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P9"><text:span text:style-name="T5">Utsugi-Ozaki, M., Bito, S., Matsumura, S., Hayashino, Y., &amp; Fukuhara, S. (2009). Physician job satisfaction and quality of care among hospital employed physicians in Japan. </text:span><text:span text:style-name="T8">Journal of General Internal Medicine</text:span><text:span text:style-name="T7">, 24</text:span><text:span text:style-name="T5">(3), 387-392.</text:span><text:bookmark-end text:name="_ENREF_35"/><text:span text:style-name="T5"> </text:span><text:bookmark-start text:name="_ENREF_36"/><text:a xlink:type="simple" xlink:href="http://dx.doi.org/10.1007/s11606-008-0886-4" text:style-name="Internet_20_link" text:visited-style-name="Visited_20_Internet_20_Link">http://dx.doi.org/10.1007/s11606-008-0886-4</text:a></text:p>
      <text:p text:style-name="P9"><text:span text:style-name="T5">Wallace, J. E., Lemaire, J. B., &amp; Ghali, W. A. (2009). Physician wellness: a missing quality indicator. </text:span><text:span text:style-name="T10">Lancet, 374</text:span><text:span text:style-name="T9">(9702), 1714-1721.</text:span><text:bookmark-end text:name="_ENREF_36"/><text:span text:style-name="T9"> </text:span><text:bookmark-start text:name="_ENREF_37"/><text:a xlink:type="simple" xlink:href="http://dx.doi.org/10.1016/S0140-6736%2809%2961424-0" text:style-name="Internet_20_link" text:visited-style-name="Visited_20_Internet_20_Link">http://dx.doi.org/10.1016/S0140-6736(09)61424-0</text:a></text:p>
      <text:p text:style-name="P9"><text:span text:style-name="T5">West, C. P., Dyrbye, L. N., Rabatin, J. T., Call, T. G., Davidson, J. H., Multari, A., . . . Shanafelt, T. D. (2014). Intervention to Promote Physician Well-being, Job Satisfaction, and Professionalism: A Randomized Clinical Trial. </text:span><text:span text:style-name="T10">JAMA Internal Medicine, 174</text:span><text:span text:style-name="T9">(4), 527-533. </text:span><text:bookmark-end text:name="_ENREF_37"/><text:a xlink:type="simple" xlink:href="http://dx.doi.org/10.1001/jamaintermed.2013.14387" text:style-name="Internet_20_link" text:visited-style-name="Visited_20_Internet_20_Link">http://dx.doi.org/10.1001/jamaintermed.2013.14387</text:a></text:p>
      <text:p text:style-name="P9"><text:bookmark-start text:name="_ENREF_38"/><text:span text:style-name="T9">West, C. P., Tan, A. D., Habermann, T. M., Sloan, J. A., &amp; Shanafelt, T. D. (2009). </text:span><text:span text:style-name="T5">Association of resident fatigue and distress with perceived medical errors. </text:span><text:span text:style-name="T7">Jama, 302</text:span><text:span text:style-name="T5">(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P9"><text:span text:style-name="T5">Williams, E. S., Konrad, T. R., Scheckler, W. E., Pathman, D. E., Linzer, M., McMurray, J. E., . . . Schwartz, M. (2010). Understanding physicians' intentions to withdraw from practice: the role of job satisfaction, job stress, mental and physical health. 2001. </text:span><text:span text:style-name="T7">Health Care Management Review, 35</text:span><text:span text:style-name="T5">(2), 105-115.</text:span><text:bookmark-end text:name="_ENREF_39"/><text:span text:style-name="T5"> </text:span><text:bookmark-start text:name="_ENREF_40"/><text:a xlink:type="simple" xlink:href="http://dx.doi.org/10.1097/01.HMR.0000304509.58297.6f" text:style-name="Internet_20_link" text:visited-style-name="Visited_20_Internet_20_Link">http://dx.doi.org/10.1097/01.HMR.0000304509.58297.6f</text:a></text:p>
      <text:p text:style-name="P9"><text:span text:style-name="T5">Williams, E. S., Manwell, L. B., Konrad, T. R., &amp; Linzer, M. (2007). The relationship of organizational culture, stress, satisfaction, and burnout with physician-reported error and suboptimal patient care: results from the MEMO study. </text:span><text:span text:style-name="T7">Health Care Management Review, 32</text:span><text:span text:style-name="T5">(3), 203-212.</text:span><text:bookmark-end text:name="_ENREF_40"/><text:span text:style-name="T5"> </text:span><text:a xlink:type="simple" xlink:href="http://dx.doi.org/10.1097/01.HMR.0000281626.28363.59" text:style-name="Internet_20_link" text:visited-style-name="Visited_20_Internet_20_Link">http://dx.doi.org/10.1097/01.HMR.0000281626.28363.59</text:a></text:p>
      <text:p text:style-name="P9"><text:bookmark-start text:name="_ENREF_41"/><text:span text:style-name="T5">Williams, E. S., &amp; Skinner, A. C. (2003). Outcomes of physician job satisfaction: a narrative review, implications, and directions for future research. </text:span><text:span text:style-name="T7">Health Care Managment Review, 28</text:span><text:span text:style-name="T5">(2), 119-139.</text:span><text:bookmark-end text:name="_ENREF_41"/><text:span text:style-name="T5"> </text:span><text:a xlink:type="simple" xlink:href="http://dx.doi.org/10.1097/00004010200304000-00004" text:style-name="Internet_20_link" text:visited-style-name="Visited_20_Internet_20_Link">http://dx.doi.org/10.1097/00004010200304000-00004</text:a></text:p>
      <text:p text:style-name="P9"><text:bookmark-start text:name="_ENREF_42"/><text:span text:style-name="T5">Witters, Dan. (2013, March 13). U.S. Doctors Lead in Wellbeing, Transportation Workers Lag. From</text:span><text:bookmark-end text:name="_ENREF_42"/><text:span text:style-name="T5"> </text:span><text:a xlink:type="simple" xlink:href="http://www.gallup.com/poll/161324/physicians-lead-wellbeing-transportation-" text:style-name="Internet_20_link" text:visited-style-name="Visited_20_Internet_20_Link">http://www.gallup.com/poll/161324/physicians-lead-wellbeing-transportation-</text:a><text:a xlink:type="simple" xlink:href="http://www.gallup.com/poll/161324/physicians-lead-wellbeing-transportation-" text:style-name="Internet_20_link" text:visited-style-name="Visited_20_Internet_20_Link">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1"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2" svg:font-family="'Trebuchet MS'" style:font-adornments="Italic" style:font-family-generic="swiss" style:font-pitch="variable"/>
    <style:font-face style:name="Trebuchet MS"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Standard" style:auto-update="true" style:default-outline-level="">
      <style:paragraph-properties fo:margin-top="11.99pt" fo:margin-bottom="18pt" loext:contextual-spacing="true" fo:text-align="center" style:justify-single-word="false"/>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 style:display-name="PP Heading 2" style:family="paragraph" style:parent-style-name="Standard" style:auto-update="true" style:default-outline-level="">
      <style:paragraph-properties fo:margin-left="0pt" fo:margin-right="2.44pt" fo:margin-top="29.99pt" fo:margin-bottom="6.01pt" loext:contextual-spacing="false" fo:line-height="102%" fo:text-indent="0pt" style:auto-text-indent="false"/>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 style:display-name="PP Heading 3" style:family="paragraph" style:parent-style-name="PP_20_Heading_20_2" style:auto-update="true" style:default-outline-level="">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ootnote"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1"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2"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LabelsAndCaptions" style:family="paragraph" style:parent-style-name="JournalArticle" style:next-style-name="Standard"/>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1" fo:font-family="'Trebuchet MS'" style:font-style-name="Bold" style:font-family-generic="swiss" style:font-pitch="variable" fo:font-size="28pt" fo:text-shadow="1pt 1pt" fo:font-weight="bold" text:display="true"/>
    </style:style>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2" fo:font-family="'Trebuchet MS'" style:font-style-name="Italic" style:font-family-generic="swiss" style:font-pitch="variable" fo:font-size="12pt" fo:font-style="italic"/>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1"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default-outline-level="2" style:list-style-name="">
      <style:paragraph-properties fo:margin-top="24.01pt" fo:margin-bottom="0pt" loext:contextual-spacing="false" fo:line-height="24.01pt" fo:text-align="center" style:justify-single-word="false"/>
      <style:text-properties fo:color="#004586" style:font-name="Trebuchet MS1" fo:font-family="'Trebuchet MS'" style:font-style-name="Bold" style:font-family-generic="swiss" style:font-pitch="variable" fo:font-size="22pt" fo:font-weight="bold"/>
    </style:style>
    <style:style style:name="H3" style:family="paragraph" style:parent-style-name="JournalArticleHeaders" style:next-style-name="Standard"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default-outline-level="4" style:list-style-name="">
      <style:paragraph-properties fo:margin-top="15.99pt" fo:margin-bottom="0pt" loext:contextual-spacing="false" fo:line-height="15.99pt"/>
      <style:text-properties fo:color="#0084d1" style:font-name="Trebuchet MS1" fo:font-family="'Trebuchet MS'" style:font-style-name="Bold" style:font-family-generic="swiss" style:font-pitch="variable" fo:font-size="16pt" fo:font-weight="bold"/>
    </style:style>
    <style:style style:name="H5" style:family="paragraph" style:parent-style-name="JournalArticleHeaders" style:next-style-name="Standard" style:default-outline-level="5" style:list-style-name="">
      <style:paragraph-properties fo:margin-top="14pt" fo:margin-bottom="0pt" loext:contextual-spacing="false" fo:line-height="14pt"/>
      <style:text-properties fo:color="#0084d1" style:font-name="Trebuchet MS2"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default-outline-level="6" style:list-style-name="">
      <style:paragraph-properties fo:margin-top="11.99pt" fo:margin-bottom="0pt" loext:contextual-spacing="false" fo:line-height="11.99pt"/>
      <style:text-properties fo:color="#0084d1" style:font-name="Trebuchet MS1"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4.99pt" fo:page-height="842pt" style:num-format="1" style:print-orientation="portrait" fo:margin-top="24.01pt" fo:margin-bottom="24.01pt" fo:margin-left="47.99pt" fo:margin-right="47.99pt" style:writing-mode="lr-tb" style:layout-grid-color="#c0c0c0" style:layout-grid-lines="47"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20</meta:editing-cycles>
    <meta:print-date>2015-02-25T11:05:00</meta:print-date>
    <meta:creation-date>2015-03-02T14:04:00</meta:creation-date>
    <dc:date>2015-04-20T12:42:43.515163679</dc:date>
    <meta:editing-duration>PT4H5M16S</meta:editing-duration>
    <meta:generator>LibreOffice/4.4.0.3$Linux_X86_64 LibreOffice_project/de093506bcdc5fafd9023ee680b8c60e3e0645d7</meta:generator>
    <meta:document-statistic meta:table-count="0" meta:image-count="1" meta:object-count="0" meta:page-count="11" meta:paragraph-count="105" meta:word-count="5809" meta:character-count="40491" meta:non-whitespace-character-count="34796"/>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AFA1721.dotm" xlink:href=""/>
  </office:meta>
</office:document-meta>
</file>